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808080" loext:opacity="100%" style:font-name="Droid Sans Mono" fo:font-size="10.5pt" fo:letter-spacing="normal" fo:font-style="normal" fo:font-weight="normal" officeooo:rsid="001af7ff" officeooo:paragraph-rsid="0018d3fb" fo:background-color="#1f1f1f"/>
    </style:style>
    <style:style style:name="P2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1af7ff" officeooo:paragraph-rsid="0018d3fb" fo:background-color="#1f1f1f"/>
    </style:style>
    <style:style style:name="P3" style:family="paragraph" style:parent-style-name="Standard">
      <style:text-properties officeooo:rsid="0013ec7f" officeooo:paragraph-rsid="0018d3fb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13ec7f" officeooo:paragraph-rsid="00140ae0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00%" fo:text-indent="0in" style:auto-text-indent="false"/>
      <style:text-properties officeooo:rsid="001a8b14" officeooo:paragraph-rsid="001a8b14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808080" loext:opacity="100%" officeooo:rsid="001f6fbc"/>
    </style:style>
    <style:style style:name="T6" style:family="text">
      <style:text-properties fo:font-variant="normal" fo:text-transform="none" fo:color="#1f2328" loext:opacity="100%" fo:font-family="apple-system, BlinkMacSystemFont, 'Segoe UI', 'Noto Sans', Helvetica, Arial, sans-serif, 'Apple Color Emoji', 'Segoe UI Emoji'" fo:font-size="12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<text:span text:style-name="T1">&lt;</text:span><text:span text:style-name="T2">p</text:span><text:span text:style-name="T1"> </text:span><text:span text:style-name="T3">class</text:span><text:span text:style-name="T1">=</text:span><text:span text:style-name="T4">"body-text"</text:span><text:span text:style-name="T1">&gt;&lt;</text:span><text:span text:style-name="T2">a</text:span><text:span text:style-name="T1"> </text:span><text:span text:style-name="T3">href</text:span><text:span text:style-name="T1">=</text:span><text:span text:style-name="T4">"PracticeAI.html"</text:span><text:span text:style-name="T1">&gt;</text:span><text:span text:style-name="T5">Short Practice Exercises for using AI</text:span><text:span text:style-name="T1">&lt;/</text:span><text:span text:style-name="T2">a</text:span><text:span text:style-name="T1">&gt;&lt;/</text:span><text:span text:style-name="T2">p</text:span><text:span text:style-name="T1">&gt;</text:span></text:p>
      <text:p text:style-name="P1"/>
      <text:p text:style-name="P3">Short Practice Exercises for using AI</text:p>
      <text:p text:style-name="P4"/>
      <text:p text:style-name="P5">Non Computer User alternative, a Quick Start guide <text:span text:style-name="T6">AI for Everyon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8T07:59:40.526099900</meta:creation-date>
    <dc:title>Half inch margin</dc:title>
    <meta:editing-duration>PT8H39M5S</meta:editing-duration>
    <meta:editing-cycles>25</meta:editing-cycles>
    <meta:generator>LibreOffice/25.2.7.2$Linux_X86_64 LibreOffice_project/520$Build-2</meta:generator>
    <dc:date>2025-12-05T16:04:20.779177262</dc:date>
    <meta:print-date>2025-12-04T09:08:48.950619404</meta:print-date>
    <meta:document-statistic meta:table-count="0" meta:image-count="0" meta:object-count="0" meta:page-count="1" meta:paragraph-count="3" meta:word-count="25" meta:character-count="195" meta:non-whitespace-character-count="173"/>
    <meta:template xlink:type="simple" xlink:actuate="onRequest" xlink:title="Half inch margin" xlink:href="../../../.config/libreoffice/4/user/template/Half%20inch%20margin.ott" meta:date="2025-11-28T07:59:39.783570219"/>
  </office:meta>
</office:document-meta>
</file>